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44d89" officeooo:paragraph-rsid="00184d4a"/>
    </style:style>
    <style:style style:name="P2" style:family="paragraph" style:parent-style-name="Standard">
      <style:text-properties style:text-underline-style="none" officeooo:rsid="00191a8e" officeooo:paragraph-rsid="00191a8e"/>
    </style:style>
    <style:style style:name="P3" style:family="paragraph" style:parent-style-name="Standard">
      <style:text-properties officeooo:rsid="00044d89" officeooo:paragraph-rsid="00191a8e"/>
    </style:style>
    <style:style style:name="P4" style:family="paragraph" style:parent-style-name="Standard">
      <style:text-properties fo:font-size="24pt" style:text-underline-style="none" fo:font-weight="bold" officeooo:rsid="00191a8e" officeooo:paragraph-rsid="00191a8e" style:font-size-asian="24pt" style:font-weight-asian="bold" style:font-size-complex="24pt" style:font-weight-complex="bold"/>
    </style:style>
    <style:style style:name="P5" style:family="paragraph" style:parent-style-name="Standard" style:list-style-name="L1">
      <style:text-properties officeooo:rsid="00044d89" officeooo:paragraph-rsid="00191a8e"/>
    </style:style>
    <style:style style:name="P6" style:family="paragraph" style:parent-style-name="Standard" style:list-style-name="L2">
      <style:text-properties officeooo:rsid="00044d89" officeooo:paragraph-rsid="00191a8e"/>
    </style:style>
    <style:style style:name="P7" style:family="paragraph" style:parent-style-name="Standard" style:list-style-name="L3">
      <style:text-properties officeooo:rsid="00044d89" officeooo:paragraph-rsid="00191a8e"/>
    </style:style>
    <style:style style:name="P8" style:family="paragraph" style:parent-style-name="Standard" style:list-style-name="L4">
      <style:text-properties style:text-underline-style="none" officeooo:rsid="00044d89" officeooo:paragraph-rsid="00191a8e"/>
    </style:style>
    <style:style style:name="P9" style:family="paragraph" style:parent-style-name="Standard">
      <style:text-properties style:text-underline-style="none" officeooo:rsid="001af565" officeooo:paragraph-rsid="001af565"/>
    </style:style>
    <style:style style:name="P10" style:family="paragraph" style:parent-style-name="Standard">
      <style:text-properties style:text-underline-style="none" officeooo:rsid="001af565" officeooo:paragraph-rsid="001b42be"/>
    </style:style>
    <style:style style:name="P11" style:family="paragraph" style:parent-style-name="Standard">
      <style:text-properties style:text-underline-style="none" officeooo:rsid="001af565" officeooo:paragraph-rsid="001d291f"/>
    </style:style>
    <style:style style:name="P12" style:family="paragraph" style:parent-style-name="Standard">
      <style:text-properties style:text-underline-style="solid" style:text-underline-width="auto" style:text-underline-color="font-color" officeooo:rsid="00044d89" officeooo:paragraph-rsid="00184d4a"/>
    </style:style>
    <style:style style:name="T1" style:family="text">
      <style:text-properties officeooo:rsid="00191a8e"/>
    </style:style>
    <style:style style:name="T2" style:family="text">
      <style:text-properties officeooo:rsid="001b42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uebas</text:p>
      <text:p text:style-name="P1"/>
      <text:p text:style-name="P1"/>
      <text:p text:style-name="P1"/>
      <text:p text:style-name="P3"/>
      <text:p text:style-name="P3">1. Nos descargamos la imagen de debian:</text:p>
      <text:list xml:id="list5469839379397447437" text:style-name="L1">
        <text:list-item>
          <text:p text:style-name="P5">docker pull debian</text:p>
        </text:list-item>
      </text:list>
      <text:p text:style-name="P3"/>
      <text:p text:style-name="P3">2. Creamos un contenedor con la imagen de debian y que tengo el interprete de comandos:</text:p>
      <text:list xml:id="list9093773108258100641" text:style-name="L2">
        <text:list-item>
          <text:p text:style-name="P6">docker run -i -t --name maq1 debian /bin/bash</text:p>
        </text:list-item>
      </text:list>
      <text:p text:style-name="P3"/>
      <text:p text:style-name="P3">3. Si no hemos entrado, entramos y instalamos nginx:</text:p>
      <text:list xml:id="list8118728224118359786" text:style-name="L3">
        <text:list-item>
          <text:p text:style-name="P7">docker attach maq1</text:p>
          <text:list>
            <text:list-item>
              <text:p text:style-name="P7">apt update ; apt upgrade -y</text:p>
            </text:list-item>
            <text:list-item>
              <text:p text:style-name="P7">apt install nginx</text:p>
            </text:list-item>
          </text:list>
        </text:list-item>
      </text:list>
      <text:p text:style-name="P3"/>
      <text:p text:style-name="P3">4. Creamos una imagen de esa máquina con nginx instalado:</text:p>
      <text:list xml:id="list451715646506899407" text:style-name="L4">
        <text:list-item>
          <text:p text:style-name="P8"><text:s/>docker commit -m 'install nginx' -a 'danibascon' <text:span text:style-name="T1">maq1</text:span> debian/nginx</text:p>
        </text:list-item>
      </text:list>
      <text:p text:style-name="P1"/>
      <text:p text:style-name="P1"/>
      <text:p text:style-name="P1"/>
      <text:p text:style-name="P2">5. Nos conectamos al contenedor que hemos lanzado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1">docker run -d --name maq<text:span text:style-name="T2">1 -e USER='dani;rafa' -e PASS='dani;rafa' </text:span>-v proftpd:/var/www/html danibascon/<text:span text:style-name="T2">proftpd</text:span></text:p>
      <text:p text:style-name="P10"/>
      <text:p text:style-name="P9">docker run -d -p 21:21 -p 22:22 -p 81:80 --name maq2 --<text:span text:style-name="T2">link maq1:maq1</text:span> danibascon/apache2</text:p>
      <text:p text:style-name="P1"/>
      <text:p text:style-name="P1"/>
      <text:p text:style-name="P1"/>
      <text:p text:style-name="P1"/>
      <text:p text:style-name="P12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9:52:38.789707759</meta:creation-date>
    <dc:date>2018-06-04T23:10:53.405760735</dc:date>
    <meta:editing-duration>PT3H52M1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19" meta:character-count="686" meta:non-whitespace-character-count="590"/>
  </office:meta>
</office:document-meta>
</file>